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94b" officeooo:paragraph-rsid="001c194b"/>
    </style:style>
    <style:style style:name="P2" style:family="paragraph" style:parent-style-name="Standard">
      <style:text-properties fo:color="#ce181e" fo:font-size="26pt" fo:font-weight="bold" officeooo:rsid="001c194b" officeooo:paragraph-rsid="001c194b" style:font-size-asian="26pt" style:font-weight-asian="bold" style:font-size-complex="26pt" style:font-weight-complex="bold"/>
    </style:style>
    <style:style style:name="P3" style:family="paragraph" style:parent-style-name="Standard">
      <style:text-properties fo:color="#ce181e" officeooo:rsid="001c194b" officeooo:paragraph-rsid="001c194b"/>
    </style:style>
    <style:style style:name="T1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set + DSU</text:p>
      <text:p text:style-name="P1"/>
      <text:p text:style-name="P1">#include&lt;bits/stdc++.h&gt;</text:p>
      <text:p text:style-name="P1">using namespace std;</text:p>
      <text:p text:style-name="P1"/>
      <text:p text:style-name="P1">const int N=1e5;</text:p>
      <text:p text:style-name="P1"/>
      <text:p text:style-name="P1">int parent[N];</text:p>
      <text:p text:style-name="P1">int s_ize[N];</text:p>
      <text:p text:style-name="P1">multiset&lt;int&gt;mt;</text:p>
      <text:p text:style-name="P1"/>
      <text:p text:style-name="P1"/>
      <text:p text:style-name="P1">void make(int v){</text:p>
      <text:p text:style-name="P1"><text:s text:c="8"/>parent[v]=v;</text:p>
      <text:p text:style-name="P1"><text:s text:c="8"/>s_ize[v]=1;</text:p>
      <text:p text:style-name="P1"><text:s text:c="8"/>mt.insert(s_ize[v]);</text:p>
      <text:p text:style-name="P1">}</text:p>
      <text:p text:style-name="P1"/>
      <text:p text:style-name="P1">int findP( int v){</text:p>
      <text:p text:style-name="P1"><text:s text:c="8"/>if(parent[v]==v) return v;</text:p>
      <text:p text:style-name="P1"><text:s text:c="8"/>else{</text:p>
      <text:p text:style-name="P1"><text:s text:c="16"/>return parent[v]= findP(parent[v]);</text:p>
      <text:p text:style-name="P1"><text:s text:c="8"/>}</text:p>
      <text:p text:style-name="P1">}</text:p>
      <text:p text:style-name="P1"/>
      <text:p text:style-name="P3">void merge( int a, int b){</text:p>
      <text:p text:style-name="P3"><text:s text:c="8"/>mt.erase(mt.find(s_ize[a]));</text:p>
      <text:p text:style-name="P3"><text:s text:c="8"/>mt.erase(mt.find(s_ize[b]));</text:p>
      <text:p text:style-name="P3"/>
      <text:p text:style-name="P3"><text:s text:c="8"/>mt.insert(s_ize[a]+ s_ize[b]);</text:p>
      <text:p text:style-name="P3">}</text:p>
      <text:p text:style-name="P1"/>
      <text:p text:style-name="P1"/>
      <text:p text:style-name="P1"/>
      <text:p text:style-name="P1">void Union( int a, int b){</text:p>
      <text:p text:style-name="P1"><text:s text:c="8"/>int r_a = findP(a);</text:p>
      <text:p text:style-name="P1"><text:s text:c="8"/>int r_b = findP(b);</text:p>
      <text:p text:style-name="P1"><text:s text:c="8"/>if(r_b==r_a) return ;</text:p>
      <text:p text:style-name="P1"><text:s text:c="8"/>merge(a,b);</text:p>
      <text:p text:style-name="P1"><text:s text:c="8"/>if(s_ize[r_a] &lt; s_ize[r_b]){</text:p>
      <text:p text:style-name="P1"><text:s text:c="16"/>parent[r_a]= r_b;</text:p>
      <text:p text:style-name="P1"><text:s text:c="16"/>s_ize[r_b] += s_ize[r_a];</text:p>
      <text:p text:style-name="P1"><text:s text:c="8"/>}</text:p>
      <text:p text:style-name="P1"><text:s text:c="8"/>else{</text:p>
      <text:p text:style-name="P1"><text:s text:c="16"/>parent[r_a]= r_b;</text:p>
      <text:p text:style-name="P1"><text:s text:c="16"/>s_ize[r_b] += s_ize[r_a];</text:p>
      <text:p text:style-name="P1"><text:s text:c="8"/>}</text:p>
      <text:p text:style-name="P1">}</text:p>
      <text:p text:style-name="P1"/>
      <text:p text:style-name="P1"/>
      <text:p text:style-name="P1">int main(){</text:p>
      <text:p text:style-name="P1"><text:soft-page-break/><text:s text:c="8"/>int n;</text:p>
      <text:p text:style-name="P1"><text:s text:c="8"/>cin &gt;&gt; n;</text:p>
      <text:p text:style-name="P1"><text:s text:c="8"/>for( int i=1 ; i&lt;=n ; i++ ){</text:p>
      <text:p text:style-name="P1"><text:s text:c="16"/>make(i);</text:p>
      <text:p text:style-name="P1"><text:s text:c="8"/>}</text:p>
      <text:p text:style-name="P1"/>
      <text:p text:style-name="P1"><text:s text:c="8"/>int t; <text:s text:c="3"/>cin &gt;&gt; t;</text:p>
      <text:p text:style-name="P1"><text:s text:c="8"/>while( t--){</text:p>
      <text:p text:style-name="P1"><text:s text:c="24"/>int x,y ; <text:s text:c="4"/>cin &gt;&gt; x &gt;&gt; y;</text:p>
      <text:p text:style-name="P1"><text:s text:c="24"/>Union( x, y);</text:p>
      <text:p text:style-name="P1"/>
      <text:p text:style-name="P1"><text:s text:c="16"/>if(mt.size()==1) cout&lt;&lt;0&lt;&lt;endl;</text:p>
      <text:p text:style-name="P1"><text:s text:c="16"/>else{</text:p>
      <text:p text:style-name="P1"><text:s text:c="8"/><text:span text:style-name="T1"><text:s text:c="8"/>int mn= *(mt.begin());</text:span></text:p>
      <text:p text:style-name="P3"><text:s text:c="16"/>int mx = *(--mt.end());</text:p>
      <text:p text:style-name="P3"><text:s text:c="16"/>cout&lt;&lt;mx-mn&lt;&lt;endl;</text:p>
      <text:p text:style-name="P1"><text:s text:c="16"/>}</text:p>
      <text:p text:style-name="P1"><text:s text:c="8"/>}</text:p>
      <text:p text:style-name="P1"/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5T01:04:21.099055437</meta:creation-date>
    <dc:date>2021-12-25T01:05:30.436782513</dc:date>
    <meta:editing-duration>PT1M16S</meta:editing-duration>
    <meta:editing-cycles>1</meta:editing-cycles>
    <meta:document-statistic meta:table-count="0" meta:image-count="0" meta:object-count="0" meta:page-count="2" meta:paragraph-count="55" meta:word-count="132" meta:character-count="1261" meta:non-whitespace-character-count="747"/>
    <meta:generator>LibreOffice/6.0.7.3$Linux_X86_64 LibreOffice_project/00m0$Build-3</meta:generator>
  </office:meta>
</office:document-meta>
</file>